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0a1a" officeooo:paragraph-rsid="001b0a1a"/>
    </style:style>
    <style:style style:name="P2" style:family="paragraph" style:parent-style-name="Standard">
      <style:paragraph-properties fo:text-align="center" style:justify-single-word="false"/>
      <style:text-properties officeooo:rsid="001b0a1a" officeooo:paragraph-rsid="001b0a1a"/>
    </style:style>
    <style:style style:name="P3" style:family="paragraph" style:parent-style-name="Standard">
      <style:paragraph-properties fo:text-align="start" style:justify-single-word="false"/>
      <style:text-properties officeooo:rsid="001b0a1a" officeooo:paragraph-rsid="001b0a1a"/>
    </style:style>
    <style:style style:name="P4" style:family="paragraph" style:parent-style-name="Standard">
      <style:paragraph-properties fo:text-align="start" style:justify-single-word="false"/>
      <style:text-properties officeooo:rsid="001db8f0" officeooo:paragraph-rsid="001db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ÇÃO </text:p>
      <text:p text:style-name="P1">DE SINAIS </text:p>
      <text:p text:style-name="P1">INSTRUMENTOS MUSICAIS</text:p>
      <text:p text:style-name="P1"/>
      <text:p text:style-name="P3"/>
      <text:p text:style-name="P4">camada de dropout ( 0.5 e 0.8)<text:line-break/><text:line-break/>tirar camada covolucional pra deixar mais simples</text:p>
      <text:p text:style-name="P4"/>
      <text:p text:style-name="P4">adicionar mais filtros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05:21.780864612</meta:creation-date>
    <meta:editing-duration>PT1H29M33S</meta:editing-duration>
    <meta:editing-cycles>2</meta:editing-cycles>
    <meta:generator>LibreOffice/5.1.6.2$Linux_X86_64 LibreOffice_project/10m0$Build-2</meta:generator>
    <dc:date>2018-10-29T17:55:14.737771101</dc:date>
    <meta:document-statistic meta:table-count="0" meta:image-count="0" meta:object-count="0" meta:page-count="1" meta:paragraph-count="5" meta:word-count="22" meta:character-count="148" meta:non-whitespace-character-count="128"/>
  </office:meta>
</office:document-meta>
</file>